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42b6b" officeooo:paragraph-rsid="00042b6b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42b6b" officeooo:paragraph-rsid="00042b6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4792a" officeooo:paragraph-rsid="0004792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58256" officeooo:paragraph-rsid="0005825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042b6b" officeooo:paragraph-rsid="00042b6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04792a" officeooo:paragraph-rsid="0004792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058256" officeooo:paragraph-rsid="0005825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066ede" officeooo:paragraph-rsid="00066ed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792a"/>
    </style:style>
    <style:style style:name="T3" style:family="text">
      <style:text-properties officeooo:rsid="00058256"/>
    </style:style>
    <style:style style:name="T4" style:family="text">
      <style:text-properties officeooo:rsid="00066e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60</text:span> – COMO USAR O EDITOR DE TEXTO VI 01</text:p>
      <text:p text:style-name="P1"/>
      <text:p text:style-name="P2">*** VI ***</text:p>
      <text:p text:style-name="P2"/>
      <text:p text:style-name="P5">Editor de textos padrão do Unix</text:p>
      <text:p text:style-name="P5">Invocado no terminal pelo comando vi</text:p>
      <text:p text:style-name="P5">Possui dois modos de execução</text:p>
      <text:p text:style-name="P5">Modo Command</text:p>
      <text:p text:style-name="P5">Modo Insert</text:p>
      <text:p text:style-name="P5"/>
      <text:p text:style-name="P5">Para sair deve-se estar no modo command</text:p>
      <text:p text:style-name="P5"/>
      <text:p text:style-name="P2">*** <text:span text:style-name="T2">VIM </text:span>***</text:p>
      <text:p text:style-name="P2"/>
      <text:p text:style-name="P6">Vi Improved</text:p>
      <text:p text:style-name="P6">Versão melhorada do Vi</text:p>
      <text:p text:style-name="P6">Se o sistema não a possuir, pode ser instalada</text:p>
      <text:p text:style-name="P6"/>
      <text:p text:style-name="P6">Abrir o Vi</text:p>
      <text:p text:style-name="P6"/>
      <text:p text:style-name="P6">vim arquivo</text:p>
      <text:p text:style-name="P6"/>
      <text:p text:style-name="P6">Se o arquivo ainda não existir, será aberta uma tela em branco com caracteres <text:span text:style-name="T1">~ </text:span>, que indicam áreas de tela sem texto algum</text:p>
      <text:p text:style-name="P6"/>
      <text:p text:style-name="P3">*** <text:span text:style-name="T3">MODO COMMAND </text:span>***</text:p>
      <text:p text:style-name="P3"/>
      <text:p text:style-name="P7">Permite navegar pelo arquivo e entrar com comandos para manipular o texto</text:p>
      <text:p text:style-name="P7"/>
      <text:p text:style-name="P7">Neste modo, as teclas do teclado são interpretadas como comandos</text:p>
      <text:p text:style-name="P7"/>
      <text:p text:style-name="P7">Para ir ao modo command, pressione a tecla ESC</text:p>
      <text:p text:style-name="P7"/>
      <text:p text:style-name="P4">*** <text:span text:style-name="T4">MODO INSERT </text:span>***</text:p>
      <text:p text:style-name="P4"/>
      <text:p text:style-name="P8">Usado para inserir texto</text:p>
      <text:p text:style-name="P8"/>
      <text:p text:style-name="P8">Para entrar nesse modo digite a tecla i (em alguns casos, insert)</text:p>
      <text:p text:style-name="P8"/>
      <text:p text:style-name="P8">Ou digite I para entrar no modo de inserção no início da linha atual.</text:p>
      <text:p text:style-name="P8"/>
      <text:p text:style-name="P8">Para voltar ao modo normal (comandos) pressione ESC</text:p>
      <text:p text:style-name="P8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2T14:38:09.638982623</meta:creation-date>
    <dc:date>2020-05-02T15:04:59.628901479</dc:date>
    <meta:editing-duration>PT26M56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24" meta:word-count="164" meta:character-count="871" meta:non-whitespace-character-count="730"/>
  </office:meta>
</office:document-meta>
</file>